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5.1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cell-protect="none" style:print-content="true" fo:padding="0.71mm"/>
    </style:style>
  </office:automatic-styles>
  <office:body>
    <office:spreadsheet>
      <table:calculation-settings table:automatic-find-labels="false"/>
      <table:table table:name="Foglio1" table:style-name="ta1">
        <table:table-column table:style-name="co1" table:default-cell-style-name="Default"/>
        <table:table-column table:style-name="co1" table:number-columns-repeated="3" table:default-cell-style-name="ce1"/>
        <table:table-row table:style-name="ro1">
          <table:table-cell/>
          <table:table-cell office:value-type="string" calcext:value-type="string">
            <text:p>Area </text:p>
          </table:table-cell>
          <table:table-cell office:value-type="string" calcext:value-type="string">
            <text:p>Perimetro <text:s/></text:p>
          </table:table-cell>
          <table:table-cell office:value-type="string" calcext:value-type="string">
            <text:p>Raggio 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Default" office:value-type="float" office:value="16127.7" calcext:value-type="float">
            <text:p>16127,7</text:p>
          </table:table-cell>
          <table:table-cell table:style-name="Default" office:value-type="float" office:value="450.19" calcext:value-type="float">
            <text:p>450,19</text:p>
          </table:table-cell>
          <table:table-cell table:style-name="Default" office:value-type="float" office:value="71.65" calcext:value-type="float">
            <text:p>71,65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Default" office:value-type="float" office:value="27721.71" calcext:value-type="float">
            <text:p>27721,71</text:p>
          </table:table-cell>
          <table:table-cell table:style-name="Default" office:value-type="float" office:value="590.22" calcext:value-type="float">
            <text:p>590,22</text:p>
          </table:table-cell>
          <table:table-cell table:style-name="Default" office:value-type="float" office:value="93.94" calcext:value-type="float">
            <text:p>93,94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Default" office:value-type="float" office:value="30598.41" calcext:value-type="float">
            <text:p>30598,41</text:p>
          </table:table-cell>
          <table:table-cell table:style-name="Default" office:value-type="float" office:value="620.09" calcext:value-type="float">
            <text:p>620,09</text:p>
          </table:table-cell>
          <table:table-cell table:style-name="Default" office:value-type="float" office:value="98.69" calcext:value-type="float">
            <text:p>98,69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Default" office:value-type="float" office:value="42233.91" calcext:value-type="float">
            <text:p>42233,91</text:p>
          </table:table-cell>
          <table:table-cell table:style-name="Default" office:value-type="float" office:value="728.51" calcext:value-type="float">
            <text:p>728,51</text:p>
          </table:table-cell>
          <table:table-cell table:style-name="Default" office:value-type="float" office:value="115.95" calcext:value-type="float">
            <text:p>115,9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Default" office:value-type="float" office:value="44920.04" calcext:value-type="float">
            <text:p>44920,04</text:p>
          </table:table-cell>
          <table:table-cell table:style-name="Default" office:value-type="float" office:value="751.32" calcext:value-type="float">
            <text:p>751,32</text:p>
          </table:table-cell>
          <table:table-cell table:style-name="Default" office:value-type="float" office:value="119.58" calcext:value-type="float">
            <text:p>119,58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Default" office:value-type="float" office:value="55998.25" calcext:value-type="float">
            <text:p>55998,25</text:p>
          </table:table-cell>
          <table:table-cell table:style-name="Default" office:value-type="float" office:value="838.87" calcext:value-type="float">
            <text:p>838,87</text:p>
          </table:table-cell>
          <table:table-cell table:style-name="Default" office:value-type="float" office:value="133.51" calcext:value-type="float">
            <text:p>133,51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Default" office:value-type="float" office:value="58945.82" calcext:value-type="float">
            <text:p>58945,82</text:p>
          </table:table-cell>
          <table:table-cell table:style-name="Default" office:value-type="float" office:value="860.66" calcext:value-type="float">
            <text:p>860,66</text:p>
          </table:table-cell>
          <table:table-cell table:style-name="Default" office:value-type="float" office:value="136.98" calcext:value-type="float">
            <text:p>136,98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Default" office:value-type="float" office:value="69742.36" calcext:value-type="float">
            <text:p>69742,36</text:p>
          </table:table-cell>
          <table:table-cell table:style-name="Default" office:value-type="float" office:value="936.17" calcext:value-type="float">
            <text:p>936,17</text:p>
          </table:table-cell>
          <table:table-cell table:style-name="Default" office:value-type="float" office:value="149" calcext:value-type="float">
            <text:p>149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Default" office:value-type="float" office:value="72418.86" calcext:value-type="float">
            <text:p>72418,86</text:p>
          </table:table-cell>
          <table:table-cell table:style-name="Default" office:value-type="float" office:value="953.96" calcext:value-type="float">
            <text:p>953,96</text:p>
          </table:table-cell>
          <table:table-cell table:style-name="Default" office:value-type="float" office:value="151.83" calcext:value-type="float">
            <text:p>151,83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Default" office:value-type="float" office:value="83228.48" calcext:value-type="float">
            <text:p>83228,48</text:p>
          </table:table-cell>
          <table:table-cell table:style-name="Default" office:value-type="float" office:value="1022.68" calcext:value-type="float">
            <text:p>1022,68</text:p>
          </table:table-cell>
          <table:table-cell table:style-name="Default" office:value-type="float" office:value="162.77" calcext:value-type="float">
            <text:p>162,77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Default" office:value-type="float" office:value="86000.78" calcext:value-type="float">
            <text:p>86000,78</text:p>
          </table:table-cell>
          <table:table-cell table:style-name="Default" office:value-type="float" office:value="1039.58" calcext:value-type="float">
            <text:p>1039,58</text:p>
          </table:table-cell>
          <table:table-cell table:style-name="Default" office:value-type="float" office:value="165.45" calcext:value-type="float">
            <text:p>165,45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Default" office:value-type="float" office:value="95605.99" calcext:value-type="float">
            <text:p>95605,99</text:p>
          </table:table-cell>
          <table:table-cell table:style-name="Default" office:value-type="float" office:value="1096.09" calcext:value-type="float">
            <text:p>1096,09</text:p>
          </table:table-cell>
          <table:table-cell table:style-name="Default" office:value-type="float" office:value="174.45" calcext:value-type="float">
            <text:p>174,45</text:p>
          </table:table-cell>
        </table:table-row>
        <table:table-row table:style-name="ro2">
          <table:table-cell/>
          <table:table-cell table:style-name="Default"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753.54" calcext:value-type="float">
            <text:p>16753,54</text:p>
          </table:table-cell>
          <table:table-cell office:value-type="float" office:value="458.84" calcext:value-type="float">
            <text:p>458,84</text:p>
          </table:table-cell>
          <table:table-cell office:value-type="float" office:value="73.03" calcext:value-type="float">
            <text:p>73,0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7852.93" calcext:value-type="float">
            <text:p>17852,93</text:p>
          </table:table-cell>
          <table:table-cell office:value-type="float" office:value="473.65" calcext:value-type="float">
            <text:p>473,65</text:p>
          </table:table-cell>
          <table:table-cell office:value-type="float" office:value="75.38" calcext:value-type="float">
            <text:p>75,3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9006.79" calcext:value-type="float">
            <text:p>19006,79</text:p>
          </table:table-cell>
          <table:table-cell office:value-type="float" office:value="488.72" calcext:value-type="float">
            <text:p>488,72</text:p>
          </table:table-cell>
          <table:table-cell office:value-type="float" office:value="77.78" calcext:value-type="float">
            <text:p>77,7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050.4" calcext:value-type="float">
            <text:p>24050,4</text:p>
          </table:table-cell>
          <table:table-cell office:value-type="float" office:value="549.75" calcext:value-type="float">
            <text:p>549,75</text:p>
          </table:table-cell>
          <table:table-cell office:value-type="float" office:value="87.5" calcext:value-type="float">
            <text:p>87,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5585.19" calcext:value-type="float">
            <text:p>25585,19</text:p>
          </table:table-cell>
          <table:table-cell office:value-type="float" office:value="567.02" calcext:value-type="float">
            <text:p>567,02</text:p>
          </table:table-cell>
          <table:table-cell office:value-type="float" office:value="90.24" calcext:value-type="float">
            <text:p>90,2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6852.8" calcext:value-type="float">
            <text:p>26852,8</text:p>
          </table:table-cell>
          <table:table-cell office:value-type="float" office:value="580.9" calcext:value-type="float">
            <text:p>580,9</text:p>
          </table:table-cell>
          <table:table-cell office:value-type="float" office:value="92.45" calcext:value-type="float">
            <text:p>92,4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0997.21" calcext:value-type="float">
            <text:p>30997,21</text:p>
          </table:table-cell>
          <table:table-cell office:value-type="float" office:value="624.12" calcext:value-type="float">
            <text:p>624,12</text:p>
          </table:table-cell>
          <table:table-cell office:value-type="float" office:value="99.33" calcext:value-type="float">
            <text:p>99,3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2326.67" calcext:value-type="float">
            <text:p>32326,67</text:p>
          </table:table-cell>
          <table:table-cell office:value-type="float" office:value="637.36" calcext:value-type="float">
            <text:p>637,36</text:p>
          </table:table-cell>
          <table:table-cell office:value-type="float" office:value="101.44" calcext:value-type="float">
            <text:p>101,4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3627.33" calcext:value-type="float">
            <text:p>33627,33</text:p>
          </table:table-cell>
          <table:table-cell office:value-type="float" office:value="650.06" calcext:value-type="float">
            <text:p>650,06</text:p>
          </table:table-cell>
          <table:table-cell office:value-type="float" office:value="103.46" calcext:value-type="float">
            <text:p>103,4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377.91" calcext:value-type="float">
            <text:p>38377,91</text:p>
          </table:table-cell>
          <table:table-cell office:value-type="float" office:value="694.46" calcext:value-type="float">
            <text:p>694,46</text:p>
          </table:table-cell>
          <table:table-cell office:value-type="float" office:value="110.53" calcext:value-type="float">
            <text:p>110,5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9528.42" calcext:value-type="float">
            <text:p>39528,42</text:p>
          </table:table-cell>
          <table:table-cell office:value-type="float" office:value="704.79" calcext:value-type="float">
            <text:p>704,79</text:p>
          </table:table-cell>
          <table:table-cell office:value-type="float" office:value="112.17" calcext:value-type="float">
            <text:p>112,1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1212.94" calcext:value-type="float">
            <text:p>41212,94</text:p>
          </table:table-cell>
          <table:table-cell office:value-type="float" office:value="719.65" calcext:value-type="float">
            <text:p>719,65</text:p>
          </table:table-cell>
          <table:table-cell office:value-type="float" office:value="114.54" calcext:value-type="float">
            <text:p>114,5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4690.4" calcext:value-type="float">
            <text:p>44690,4</text:p>
          </table:table-cell>
          <table:table-cell office:value-type="float" office:value="749.4" calcext:value-type="float">
            <text:p>749,4</text:p>
          </table:table-cell>
          <table:table-cell office:value-type="float" office:value="119.27" calcext:value-type="float">
            <text:p>119,2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6329.2" calcext:value-type="float">
            <text:p>46329,2</text:p>
          </table:table-cell>
          <table:table-cell office:value-type="float" office:value="763.01" calcext:value-type="float">
            <text:p>763,01</text:p>
          </table:table-cell>
          <table:table-cell office:value-type="float" office:value="121.44" calcext:value-type="float">
            <text:p>121,4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7815.33" calcext:value-type="float">
            <text:p>47815,33</text:p>
          </table:table-cell>
          <table:table-cell office:value-type="float" office:value="775.15" calcext:value-type="float">
            <text:p>775,15</text:p>
          </table:table-cell>
          <table:table-cell office:value-type="float" office:value="123.37" calcext:value-type="float">
            <text:p>123,3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2596.9" calcext:value-type="float">
            <text:p>52596,9</text:p>
          </table:table-cell>
          <table:table-cell office:value-type="float" office:value="812.99" calcext:value-type="float">
            <text:p>812,99</text:p>
          </table:table-cell>
          <table:table-cell office:value-type="float" office:value="129.39" calcext:value-type="float">
            <text:p>129,3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3779.71" calcext:value-type="float">
            <text:p>53779,71</text:p>
          </table:table-cell>
          <table:table-cell office:value-type="float" office:value="822.08" calcext:value-type="float">
            <text:p>822,08</text:p>
          </table:table-cell>
          <table:table-cell office:value-type="float" office:value="130.84" calcext:value-type="float">
            <text:p>130,8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5155.15" calcext:value-type="float">
            <text:p>55155,15</text:p>
          </table:table-cell>
          <table:table-cell office:value-type="float" office:value="832.53" calcext:value-type="float">
            <text:p>832,53</text:p>
          </table:table-cell>
          <table:table-cell office:value-type="float" office:value="132.5" calcext:value-type="float">
            <text:p>132,5</text:p>
          </table:table-cell>
        </table:table-row>
        <table:table-row table:style-name="ro2">
          <table:table-cell/>
          <table:table-cell table:style-name="Default"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419.17" calcext:value-type="float">
            <text:p>19419,17</text:p>
          </table:table-cell>
          <table:table-cell office:value-type="float" office:value="493.99" calcext:value-type="float">
            <text:p>493,99</text:p>
          </table:table-cell>
          <table:table-cell office:value-type="float" office:value="78.62" calcext:value-type="float">
            <text:p>78,6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4537.04" calcext:value-type="float">
            <text:p>24537,04</text:p>
          </table:table-cell>
          <table:table-cell office:value-type="float" office:value="555.29" calcext:value-type="float">
            <text:p>555,29</text:p>
          </table:table-cell>
          <table:table-cell office:value-type="float" office:value="88.38" calcext:value-type="float">
            <text:p>88,3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3973.97" calcext:value-type="float">
            <text:p>33973,97</text:p>
          </table:table-cell>
          <table:table-cell office:value-type="float" office:value="653.4" calcext:value-type="float">
            <text:p>653,4</text:p>
          </table:table-cell>
          <table:table-cell office:value-type="float" office:value="103.99" calcext:value-type="float">
            <text:p>103,9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8504.43" calcext:value-type="float">
            <text:p>38504,43</text:p>
          </table:table-cell>
          <table:table-cell office:value-type="float" office:value="695.6" calcext:value-type="float">
            <text:p>695,6</text:p>
          </table:table-cell>
          <table:table-cell office:value-type="float" office:value="110.71" calcext:value-type="float">
            <text:p>110,7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7927.36" calcext:value-type="float">
            <text:p>47927,36</text:p>
          </table:table-cell>
          <table:table-cell office:value-type="float" office:value="776.06" calcext:value-type="float">
            <text:p>776,06</text:p>
          </table:table-cell>
          <table:table-cell office:value-type="float" office:value="123.51" calcext:value-type="float">
            <text:p>123,5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2961.25" calcext:value-type="float">
            <text:p>52961,25</text:p>
          </table:table-cell>
          <table:table-cell office:value-type="float" office:value="815.8" calcext:value-type="float">
            <text:p>815,8</text:p>
          </table:table-cell>
          <table:table-cell office:value-type="float" office:value="129.84" calcext:value-type="float">
            <text:p>129,8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number:number-style style:name="N106P0" style:volatile="true">
      <number:number number:decimal-places="0" loext:min-decimal-places="0" number:min-integer-digits="1" number:grouping="true"/>
    </number:number-style>
    <number:number-style style:name="N106">
      <number:text>-</number:text>
      <number:number number:decimal-places="0" loext:min-decimal-places="0" number:min-integer-digits="1" number:grouping="true"/>
      <style:map style:condition="value()&gt;=0" style:apply-style-name="N106P0"/>
    </number:number-style>
    <number:number-style style:name="N107P0" style:volatile="true">
      <number:number number:decimal-places="0" loext:min-decimal-places="0" number:min-integer-digits="1" number:grouping="true"/>
    </number:number-style>
    <number:number-style style:name="N107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2" loext:min-decimal-places="2" number:min-integer-digits="1" number:grouping="true"/>
    </number:number-style>
    <number:number-style style:name="N108">
      <number:text>-</number:text>
      <number:number number:decimal-places="2" loext:min-decimal-places="2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</number:number-style>
    <number:number-style style:name="N109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9P0"/>
    </number:number-style>
    <number:time-style style:name="N110">
      <number:minutes number:style="long"/>
      <number:text>.</number:text>
      <number:seconds number:style="long"/>
    </number:time-style>
    <number:time-style style:name="N111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112">
      <number:minutes number:style="long"/>
      <number:text>.</number:text>
      <number:seconds number:style="long" number:decimal-places="1"/>
    </number:time-style>
    <number:number-style style:name="N113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4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10105" number:language="it" number:country="IT">
      <number:day number:style="long"/>
      <number:text>-</number:text>
      <number:month number:textual="true"/>
    </number:date-style>
    <number:date-style style:name="N10106" number:language="it" number:country="IT">
      <number:month number:textual="true"/>
      <number:text>-</number:text>
      <number:year/>
    </number:date-style>
    <number:time-style style:name="N10107" number:language="it" number:country="IT">
      <number:hours/>
      <number:text>.</number:text>
      <number:minutes number:style="long"/>
      <number:text> </number:text>
      <number:am-pm/>
    </number:time-style>
    <number:time-style style:name="N10108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10109" number:language="it" number:country="IT">
      <number:hours/>
      <number:text>.</number:text>
      <number:minutes number:style="long"/>
    </number:time-style>
    <number:time-style style:name="N10110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10111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10113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10113" number:language="it" number:country="IT">
      <number:text>-€ </number:text>
      <number:number number:decimal-places="0" loext:min-decimal-places="0" number:min-integer-digits="1" number:grouping="true"/>
      <style:map style:condition="value()&gt;=0" style:apply-style-name="N10113P0"/>
    </number:number-style>
    <number:number-style style:name="N10114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10114" number:language="it" number:country="IT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10114P0"/>
    </number:number-style>
    <number:number-style style:name="N10116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10116" number:language="it" number:country="IT">
      <number:text>-€ </number:text>
      <number:number number:decimal-places="2" loext:min-decimal-places="2" number:min-integer-digits="1" number:grouping="true"/>
      <style:map style:condition="value()&gt;=0" style:apply-style-name="N10116P0"/>
    </number:number-style>
    <number:number-style style:name="N10117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10117" number:language="it" number:country="IT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10117P0"/>
    </number:number-style>
    <number:number-style style:name="N10118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10118" number:language="it" number:country="IT">
      <number:text>-€ 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10119" number:language="it" number:country="IT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10120" number:language="it" number:country="IT">
      <number:text>-€ 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10121" number:language="it" number:country="IT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10121P0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17">00/00/0000</text:date>, <text:time style:data-style-name="N2" text:time-value="14:04:27.723000000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7T14:00:47.803000000</meta:creation-date>
    <dc:date>2019-02-17T14:05:45.576000000</dc:date>
    <meta:editing-duration>PT3M2S</meta:editing-duration>
    <meta:editing-cycles>2</meta:editing-cycles>
    <meta:generator>LibreOffice/5.1.3.2$Windows_x86 LibreOffice_project/644e4637d1d8544fd9f56425bd6cec110e49301b</meta:generator>
    <meta:document-statistic meta:table-count="1" meta:cell-count="147" meta:object-count="0"/>
  </office:meta>
</office:document-meta>
</file>